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58in" style:rel-column-width="4818*"/>
    </style:style>
    <style:style style:name="Table1.B" style:family="table-column">
      <style:table-column-properties style:column-width="3.3472in" style:rel-column-width="4820*"/>
    </style:style>
    <style:style style:name="Table1.A1" style:family="table-cell">
      <style:table-cell-properties style:writing-mode="page"/>
    </style:style>
    <style:style style:name="P1" style:family="paragraph" style:parent-style-name="Header">
      <style:text-properties fo:font-weight="bold" officeooo:rsid="0019b510" officeooo:paragraph-rsid="0019b510" style:font-weight-asian="bold" style:font-weight-complex="bold"/>
    </style:style>
    <style:style style:name="P2" style:family="paragraph" style:parent-style-name="Table_20_Contents">
      <style:text-properties fo:font-weight="bold" officeooo:rsid="001b61b6" officeooo:paragraph-rsid="001b61b6" style:font-weight-asian="bold" style:font-weight-complex="bold"/>
    </style:style>
    <style:style style:name="P3" style:family="paragraph" style:parent-style-name="Table_20_Contents">
      <style:text-properties fo:font-weight="bold" officeooo:rsid="001b61b6" officeooo:paragraph-rsid="00218ded" style:font-weight-asian="bold" style:font-weight-complex="bold"/>
    </style:style>
    <style:style style:name="P4" style:family="paragraph" style:parent-style-name="Table_20_Contents">
      <style:text-properties fo:font-weight="bold" officeooo:rsid="001b61b6" officeooo:paragraph-rsid="0021b990" style:font-weight-asian="bold" style:font-weight-complex="bold"/>
    </style:style>
    <style:style style:name="P5" style:family="paragraph" style:parent-style-name="Standard">
      <style:text-properties officeooo:rsid="001b61b6" officeooo:paragraph-rsid="0019b510"/>
    </style:style>
    <style:style style:name="P6" style:family="paragraph" style:parent-style-name="Standard">
      <style:text-properties officeooo:rsid="001b61b6" officeooo:paragraph-rsid="001b61b6"/>
    </style:style>
    <style:style style:name="P7" style:family="paragraph" style:parent-style-name="Table_20_Contents">
      <style:text-properties officeooo:rsid="001b61b6" officeooo:paragraph-rsid="001b61b6"/>
    </style:style>
    <style:style style:name="P8" style:family="paragraph" style:parent-style-name="Table_20_Contents">
      <style:text-properties officeooo:rsid="001b61b6" officeooo:paragraph-rsid="001c0240"/>
    </style:style>
    <style:style style:name="P9" style:family="paragraph" style:parent-style-name="Table_20_Contents">
      <style:text-properties officeooo:rsid="001b61b6" officeooo:paragraph-rsid="001ec1f8"/>
    </style:style>
    <style:style style:name="P10" style:family="paragraph" style:parent-style-name="Table_20_Contents">
      <style:text-properties officeooo:rsid="001b61b6" officeooo:paragraph-rsid="00208d15"/>
    </style:style>
    <style:style style:name="P11" style:family="paragraph" style:parent-style-name="Table_20_Contents">
      <style:text-properties fo:font-weight="normal" officeooo:rsid="001b61b6" officeooo:paragraph-rsid="00208d15" style:font-weight-asian="normal" style:font-weight-complex="normal"/>
    </style:style>
    <style:style style:name="P12" style:family="paragraph" style:parent-style-name="Table_20_Contents">
      <style:text-properties fo:font-weight="normal" officeooo:rsid="00208d15" officeooo:paragraph-rsid="00208d15" style:font-weight-asian="normal" style:font-weight-complex="normal"/>
    </style:style>
    <style:style style:name="P13" style:family="paragraph" style:parent-style-name="Table_20_Contents">
      <style:text-properties fo:font-weight="normal" officeooo:rsid="0021b990" officeooo:paragraph-rsid="0021b990" style:font-weight-asian="normal" style:font-weight-complex="normal"/>
    </style:style>
    <style:style style:name="P14" style:family="paragraph" style:parent-style-name="Table_20_Contents">
      <style:text-properties fo:font-weight="normal" officeooo:rsid="0021b990" officeooo:paragraph-rsid="00259fd9" style:font-weight-asian="normal" style:font-weight-complex="normal"/>
    </style:style>
    <style:style style:name="P15" style:family="paragraph" style:parent-style-name="Table_20_Contents">
      <style:text-properties officeooo:rsid="001ec1f8" officeooo:paragraph-rsid="00208d15"/>
    </style:style>
    <style:style style:name="P16" style:family="paragraph" style:parent-style-name="Table_20_Contents">
      <style:text-properties officeooo:rsid="001ec1f8" officeooo:paragraph-rsid="001ec1f8"/>
    </style:style>
    <style:style style:name="P17" style:family="paragraph" style:parent-style-name="Table_20_Contents">
      <style:text-properties officeooo:rsid="001c0240" officeooo:paragraph-rsid="001ec1f8"/>
    </style:style>
    <style:style style:name="P18" style:family="paragraph" style:parent-style-name="Table_20_Contents">
      <style:text-properties fo:font-weight="normal" officeooo:rsid="0021b990" officeooo:paragraph-rsid="001b61b6" style:font-weight-asian="normal" style:font-weight-complex="normal"/>
    </style:style>
    <style:style style:name="P19" style:family="paragraph" style:parent-style-name="Table_20_Contents">
      <style:text-properties fo:font-weight="normal" officeooo:rsid="0021b990" officeooo:paragraph-rsid="00263817" style:font-weight-asian="normal" style:font-weight-complex="normal"/>
    </style:style>
    <style:style style:name="P20" style:family="paragraph" style:parent-style-name="Table_20_Contents">
      <style:text-properties fo:font-weight="normal" officeooo:rsid="00263817" officeooo:paragraph-rsid="00263817" style:font-weight-asian="normal" style:font-weight-complex="normal"/>
    </style:style>
    <style:style style:name="P21" style:family="paragraph" style:parent-style-name="Table_20_Contents">
      <style:text-properties officeooo:rsid="001b61b6" officeooo:paragraph-rsid="001b61b6"/>
    </style:style>
    <style:style style:name="P22" style:family="paragraph" style:parent-style-name="Table_20_Contents">
      <style:text-properties fo:font-weight="bold" officeooo:rsid="001b61b6" officeooo:paragraph-rsid="001b61b6" style:font-weight-asian="bold" style:font-weight-complex="bold"/>
    </style:style>
    <style:style style:name="P23" style:family="paragraph" style:parent-style-name="Table_20_Contents">
      <style:text-properties fo:font-weight="bold" officeooo:rsid="001b61b6" officeooo:paragraph-rsid="0026381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0240"/>
    </style:style>
    <style:style style:name="T3" style:family="text">
      <style:text-properties officeooo:rsid="001ec1f8"/>
    </style:style>
    <style:style style:name="T4" style:family="text">
      <style:text-properties officeooo:rsid="00208d1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8d15" style:font-weight-asian="normal" style:font-weight-complex="normal"/>
    </style:style>
    <style:style style:name="T7" style:family="text">
      <style:text-properties fo:font-weight="normal" officeooo:rsid="00218ded" style:font-weight-asian="normal" style:font-weight-complex="normal"/>
    </style:style>
    <style:style style:name="T8" style:family="text">
      <style:text-properties fo:font-weight="normal" officeooo:rsid="0021b990" style:font-weight-asian="normal" style:font-weight-complex="normal"/>
    </style:style>
    <style:style style:name="T9" style:family="text">
      <style:text-properties fo:font-weight="normal" officeooo:rsid="00263817" style:font-weight-asian="normal" style:font-weight-complex="normal"/>
    </style:style>
    <style:style style:name="T10" style:family="text">
      <style:text-properties style:text-position="super 58%" fo:font-weight="normal" officeooo:rsid="00218ded" style:font-weight-asian="normal" style:font-weight-complex="normal"/>
    </style:style>
    <style:style style:name="T11" style:family="text">
      <style:text-properties style:text-position="super 58%" fo:font-weight="normal" officeooo:rsid="00263817" style:font-weight-asian="normal" style:font-weight-complex="normal"/>
    </style:style>
    <style:style style:name="T12" style:family="text">
      <style:text-properties officeooo:rsid="0021b990"/>
    </style:style>
    <style:style style:name="T13" style:family="text">
      <style:text-properties officeooo:rsid="00259fd9"/>
    </style:style>
    <style:style style:name="T14" style:family="text">
      <style:text-properties officeooo:rsid="002638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<text:span text:style-name="T14">5</text:span></text:p>
            <text:p text:style-name="P23"><text:s text:c="4"/><text:span text:style-name="T9">5/4, swingin’ in (part 1 of 3)…………..01-133</text:span></text:p>
            <text:p text:style-name="P23"><text:span text:style-name="T9"><text:s text:c="4"/>5/4, swingin’ in (part 2 of 3)…………..01-134</text:span></text:p>
            <text:p text:style-name="P23"><text:span text:style-name="T9"><text:s text:c="4"/>5/4, swingin’ in (part 3 of 3)…………..01-135</text:span></text:p>
            <text:p text:style-name="P23">A</text:p>
            <text:p text:style-name="P11"><text:s text:c="4"/><text:span text:style-name="T4">Arpeggios, augmented seventh…………01-83</text:span></text:p>
            <text:p text:style-name="P11"><text:s text:c="4"/><text:span text:style-name="T4">Arpeggios, augmented seventh…………01-84</text:span></text:p>
            <text:p text:style-name="P11"><text:s text:c="4"/><text:span text:style-name="T4">Arpeggios, augmented seventh…………01-85</text:span></text:p>
            <text:p text:style-name="P11"><text:span text:style-name="T4"><text:s text:c="4"/>Arpeggios, augmented seventh…………01-90</text:span> <text:s text:c="3"/></text:p>
            <text:p text:style-name="P11"><text:s text:c="4"/><text:span text:style-name="T4">Arpeggios, augmented …………………01-86</text:span></text:p>
            <text:p text:style-name="P11"><text:s text:c="4"/><text:span text:style-name="T4">Arpeggios, augmented …………………01-88</text:span></text:p>
            <text:p text:style-name="P11"><text:s text:c="4"/><text:span text:style-name="T4">Arpeggios, dominant seventh…………..01-89</text:span></text:p>
            <text:p text:style-name="P12"><text:s text:c="4"/>Arpeggios, dominant seventh…………..01-91</text:p>
            <text:p text:style-name="P11"><text:s text:c="4"/><text:span text:style-name="T4">Arpeggios, major...……..………………01-75</text:span> <text:s text:c="3"/></text:p>
            <text:p text:style-name="P12"><text:s text:c="4"/>Arpeggios, major seventh………………01-71</text:p>
            <text:p text:style-name="P12"><text:s text:c="4"/>Arpeggios, major seventh………………01-72</text:p>
            <text:p text:style-name="P12"><text:s text:c="4"/>Arpeggios, major seventh………………01-73</text:p>
            <text:p text:style-name="P12"><text:s text:c="4"/>Arpeggios, major seventh………………01-74</text:p>
            <text:p text:style-name="P12"><text:s text:c="4"/>Arpeggios, major seventh………………01-92 <text:s text:c="3"/></text:p>
            <text:p text:style-name="P12"><text:s text:c="4"/>Arpeggios, minor seventh……………...01-77</text:p>
            <text:p text:style-name="P12"><text:s text:c="4"/>Arpeggios, minor seventh……………...01-78</text:p>
            <text:p text:style-name="P12"><text:s text:c="4"/>Arpeggios, minor seventh……………...01-79</text:p>
            <text:p text:style-name="P12"><text:s text:c="4"/>Arpeggios, minor seventh……………...01-80</text:p>
            <text:p text:style-name="P12"><text:s text:c="4"/>Arpeggios, minor...……..………………01-81</text:p>
            <text:p text:style-name="P3"><text:span text:style-name="T6"><text:s text:c="4"/></text:span><text:span text:style-name="T7">Arpeggios, mixed………………………01-95</text:span><text:span text:style-name="T6"> </text:span></text:p>
            <text:p text:style-name="P3"><text:span text:style-name="T6"><text:s text:c="4"/></text:span><text:span text:style-name="T7">Arpeggios, ninth……………………….01-97</text:span><text:span text:style-name="T6"> <text:s text:c="2"/></text:span></text:p>
            <text:p text:style-name="P2">B</text:p>
            <text:p text:style-name="P2">C</text:p>
            <text:p text:style-name="P7"><text:s text:c="4"/>Cycle of Fifths, Flats…………………..00-09</text:p>
            <text:p text:style-name="P7"><text:s text:c="4"/>Cycle of Fifths, Sharps.………………..00-07</text:p>
            <text:p text:style-name="P2">D</text:p>
            <text:p text:style-name="P2">E</text:p>
            <text:p text:style-name="P2"><text:s text:c="4"/><text:span text:style-name="T9">Etude, melodic arpeggios 1 - 1</text:span><text:span text:style-name="T11">st</text:span><text:span text:style-name="T9"> 4 keys..01-125</text:span></text:p>
            <text:p text:style-name="P23"><text:span text:style-name="T9"><text:s text:c="4"/>Etude, melodic arpeg. 1 – final 8 keys…01-127</text:span></text:p>
            <text:p text:style-name="P23"><text:span text:style-name="T9"><text:s text:c="4"/>Etude, melodic arpeg. 2 – 12 keys……..01-129</text:span></text:p>
            <text:p text:style-name="P2">F</text:p>
            <text:p text:style-name="P7"><text:s text:c="4"/>Flats……………………………………00-05</text:p>
            <text:p text:style-name="P2">G</text:p>
            <text:p text:style-name="P2">H</text:p>
            <text:p text:style-name="P7"><text:span text:style-name="T1">I</text:span><text:line-break/><text:span text:style-name="T1">J</text:span></text:p>
            <text:p text:style-name="P7"><text:span text:style-name="T1"><text:s text:c="4"/></text:span><text:span text:style-name="T9">Jumps and dives – 3 rounds……….…...01-122</text:span></text:p>
            <text:p text:style-name="P2">K</text:p>
            <text:p text:style-name="P2">L</text:p>
            <text:p text:style-name="P2"><text:s text:c="4"/><text:span text:style-name="T7">Loops, mixed seventh - 1</text:span><text:span text:style-name="T10">st</text:span><text:span text:style-name="T7"> octave…….01-93</text:span></text:p>
            <text:p text:style-name="P2"><text:span text:style-name="T7"><text:s text:c="4"/>Loops, mixed seventh - 2</text:span><text:span text:style-name="T10">nd</text:span><text:span text:style-name="T7"> octave……01-95</text:span></text:p>
            <text:p text:style-name="P2">M</text:p>
            <text:p text:style-name="P7"><text:s text:c="4"/>Modes, Aeolian………………………...00-11</text:p>
            <text:p text:style-name="P9"><text:s text:c="4"/>Modes, Aeolian………………………...00-<text:span text:style-name="T3">43</text:span></text:p>
            <text:p text:style-name="P7"><text:soft-page-break/><text:s text:c="4"/><text:span text:style-name="T2">Modes, Dorian…………………………00-23</text:span></text:p>
            <text:p text:style-name="P7"><text:s text:c="4"/><text:span text:style-name="T2">Modes, Ionian………………………….00-19</text:span></text:p>
            <text:p text:style-name="P7"><text:s text:c="4"/>Modes, Locrian………………………...00-15</text:p>
            <text:p text:style-name="P7"><text:s text:c="4"/><text:span text:style-name="T2">Modes, Locrian………………………...00-27</text:span></text:p>
            <text:p text:style-name="P7"><text:s text:c="4"/><text:span text:style-name="T2">Modes, Lydian…………………………00-31</text:span></text:p>
            <text:p text:style-name="P7"><text:s text:c="4"/><text:span text:style-name="T2">Modes, Mixolydian…………………….00-35</text:span></text:p>
            <text:p text:style-name="P7"><text:s text:c="4"/><text:span text:style-name="T2">Modes, Phrygian……………………….00-27</text:span></text:p>
          </table:table-cell>
          <table:table-cell table:style-name="Table1.A1" office:value-type="string">
            <text:p text:style-name="P2">N</text:p>
            <text:p text:style-name="P7"><text:s text:c="4"/>Notes, reading in all registers…………..00-01</text:p>
            <text:p text:style-name="P2">O</text:p>
            <text:p text:style-name="P2">P</text:p>
            <text:p text:style-name="P2">Q</text:p>
            <text:p text:style-name="P2">R</text:p>
            <text:p text:style-name="P2">S</text:p>
            <text:p text:style-name="P10"><text:s text:c="4"/><text:span text:style-name="T4">Scales, altered…………………………...00-67</text:span></text:p>
            <text:p text:style-name="P15"><text:s text:c="4"/>Scales, diminished………………………00-47</text:p>
            <text:p text:style-name="P9"><text:s text:c="4"/><text:span text:style-name="T3">Scales, Dorian bebop……………………00-55</text:span></text:p>
            <text:p text:style-name="P9"><text:s text:c="4"/><text:span text:style-name="T3">Scales, Gypsy major…………………….00-63</text:span></text:p>
            <text:p text:style-name="P9"><text:s text:c="4"/><text:span text:style-name="T3">Scales, Gypsy minor…………………….00-63</text:span></text:p>
            <text:p text:style-name="P9"><text:s text:c="4"/><text:span text:style-name="T3">Scales, half whole diminished…………..00-59</text:span></text:p>
            <text:p text:style-name="P16"><text:s text:c="4"/>Scales, harmonic minor…………………00-43</text:p>
            <text:p text:style-name="P17"><text:s text:c="4"/>Scales, Lydian dominant………………..00-31</text:p>
            <text:p text:style-name="P8"><text:s text:c="4"/>Scales, major blues……………………..00-15</text:p>
            <text:p text:style-name="P8"><text:s text:c="4"/><text:span text:style-name="T2">Scales, melodic minor…………………..00-39</text:span></text:p>
            <text:p text:style-name="P7"><text:s text:c="4"/>Scales, minor blues……………………..00-11</text:p>
            <text:p text:style-name="P7"><text:s text:c="4"/><text:span text:style-name="T3">Scales, minor blues……………………..00-51</text:span></text:p>
            <text:p text:style-name="P7"><text:s text:c="4"/><text:span text:style-name="T2">Scales, minor pentatonic………………..00-23</text:span></text:p>
            <text:p text:style-name="P7"><text:s text:c="4"/><text:span text:style-name="T2">Scales, Mixolydian b6………………….00-35</text:span></text:p>
            <text:p text:style-name="P7"><text:s text:c="4"/><text:span text:style-name="T3">Scales, Mixolydian bebop……………...00-55</text:span></text:p>
            <text:p text:style-name="P7"><text:s text:c="4"/><text:span text:style-name="T3">Scales, rock and roll……………………00-51</text:span></text:p>
            <text:p text:style-name="P7"><text:s text:c="4"/><text:span text:style-name="T3">Scales, Spanish…………………………00-59</text:span></text:p>
            <text:p text:style-name="P7"><text:s text:c="4"/><text:span text:style-name="T2">Scales, whole tone……………………...00-19</text:span></text:p>
            <text:p text:style-name="P7"><text:s text:c="4"/><text:span text:style-name="T4">Scales, whole tone……………………...00-67</text:span></text:p>
            <text:p text:style-name="P7"><text:s text:c="4"/>Sharps…………………………………..00-03</text:p>
            <text:p text:style-name="P2">T</text:p>
            <text:p text:style-name="P4"><text:s text:c="3"/><text:span text:style-name="T5"><text:s/></text:span><text:span text:style-name="T8">Trace, 4-round major seventh Locrian…01-105</text:span></text:p>
            <text:p text:style-name="P13"><text:s text:c="4"/>Trace, augmented triad Aeolian………..01-103</text:p>
            <text:p text:style-name="P13"><text:s text:c="4"/><text:span text:style-name="T13">Trace, major seventh Ionian – flats…….01-109</text:span></text:p>
            <text:p text:style-name="P14"><text:s text:c="4"/><text:span text:style-name="T13">Trace, major seventh Ionian – sharps….01-113</text:span></text:p>
            <text:p text:style-name="P4"><text:span text:style-name="T8"><text:s text:c="4"/>Trace,</text:span><text:span text:style-name="T12"> </text:span><text:span text:style-name="T8">major triad Aeolian……………..01-99</text:span></text:p>
            <text:p text:style-name="P18"><text:s text:c="4"/>Trace, minor triad Aeolian……………..01-100</text:p>
            <text:p text:style-name="P19"><text:s text:c="4"/><text:span text:style-name="T13">Traces, Dorian ninth – </text:span><text:span text:style-name="T14">flats…</text:span><text:span text:style-name="T13">………….01-1</text:span><text:span text:style-name="T14">20</text:span></text:p>
            <text:p text:style-name="P18"><text:s text:c="4"/><text:span text:style-name="T13">Traces, Dorian ninth – sharps………….01-117</text:span></text:p>
            <text:p text:style-name="P19"><text:s text:c="4"/><text:span text:style-name="T14">Triads, major – read. in all reg. - flats….01-124</text:span></text:p>
            <text:p text:style-name="P20"><text:s text:c="4"/>Triads, major – read. in all reg. - sharps..01-119</text:p>
            <text:p text:style-name="P2">U</text:p>
            <text:p text:style-name="P2">V</text:p>
            <text:p text:style-name="P2">W</text:p>
            <text:p text:style-name="P2">X</text:p>
            <text:p text:style-name="P2">Y</text:p>
            <text:p text:style-name="P2">Z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9b510" officeooo:paragraph-rsid="0019b510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Saxtalk.com Daily Saxophone Etudes Volume 1</text:p>
        <text:p text:style-name="MP1">Alphabetical Ind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20:18:38.916224943</meta:creation-date>
    <dc:date>2023-01-09T20:16:04.372155472</dc:date>
    <meta:editing-duration>PT41M44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2" meta:paragraph-count="101" meta:word-count="293" meta:character-count="3035" meta:non-whitespace-character-count="2526"/>
  </office:meta>
</office:document-meta>
</file>